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Capitulo 2</text:p>
          </draw:text-box>
        </draw:frame>
        <draw:frame presentation:style-name="pr2" draw:layer="layout" svg:width="25.199cm" svg:height="12.179cm" svg:x="1.4cm" svg:y="4.914cm" presentation:class="outline">
          <draw:text-box>
            <text:list text:style-name="L2">
              <text:list-item>
                <text:p>Encapsulacion.-Las variables de clase deben ser declarados como private para evitar que otras clases accedan a ellas directamente. Se deben crear metodos get y set para modificar sus valores. Se debe tener cuidado en utilizar los modificadores de acceso correctamente para lograr una buena encapsulacion.</text:p>
              </text:list-item>
              <text:list-item>
                <text:p>Herencia y polimorfismo.- Toda la estructura del codigo java esta basado en la herencia, todas las clases heredan de la clase Object. Promueve el reuso de codigo (la superClase hereda todos sus atributos y metodos a su subClases). El polimorfismo permite qeu un conjunto de subClases que herdan de la misma clase sean aceptados como si fueran del mismo tipo de su superClase.</text:p>
              </text:list-item>
              <text:list-item>
                <text:p>IS-A.- Define la relacion de herencia: SubClase IS-A SuperClase</text:p>
              </text:list-item>
              <text:list-item>
                <text:p>HAS-A.- Si 'A' instancia a 'B', entonces 'A' HAS-A 'B'</text:p>
              </text:list-item>
              <text:list-item>
                <text:p>Sobreescritura de metodos.- Todos los metodos heredados pueden ser sobreEscritos excepto los que fueran marcados con final. Para ello la clase hija debe declarar el metodo con el mismo nombre y recibir y devolver los mismo parametros. Su nivel de acceso puede ser menor al del padre pero no mayor, no se pude sobreescribir un metodo estatico ni final</text:p>
              </text:list-item>
              <text:list-item>
                <text:p>Invocando un metodo de la superClase.- Se debe usar super.nombreDelMetodo(parametros);<text:line-break/></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3.506cm" svg:x="1.4cm" svg:y="0.837cm" presentation:class="title">
          <draw:text-box>
            <text:p>Capitulo 2</text:p>
          </draw:text-box>
        </draw:frame>
        <draw:frame presentation:style-name="pr2" draw:layer="layout" svg:width="25.199cm" svg:height="12.179cm" svg:x="1.4cm" svg:y="4.914cm" presentation:class="outline" presentation:user-transformed="true">
          <draw:text-box>
            <text:list text:style-name="L2">
              <text:list-item>
                <text:p>Al sobreescribir un metodo que contenga alguna excepcion, el metodo sobreescrito debe tener la mismo excepcion o subClases de esta. De igual forma no puede declarar una excepcion el la superClase no lo declaro.</text:p>
              </text:list-item>
              <text:list-item>
                <text:p>Metodos sobrecargados.- </text:p>
                <text:list>
                  <text:list-item>
                    <text:p>Debe cambiar los argumentos a recibir</text:p>
                  </text:list-item>
                  <text:list-item>
                    <text:p>Puede cambiar los modificadores de acceso</text:p>
                  </text:list-item>
                  <text:list-item>
                    <text:p>Puede cambiar el tipo de retorno (pero no solo esto ya que provocara un error, es decir se debe tambien cambiar argumentos)</text:p>
                  </text:list-item>
                  <text:list-item>
                    <text:p>Puede añadir excepciones</text:p>
                  </text:list-item>
                  <text:list-item>
                    <text:p>Se puede realizar en la misma clase o en subClases</text:p>
                  </text:list-item>
                  <text:list-item>
                    <text:p>El tipo referenciado determina que metodo sera el que se ejecute</text:p>
                  </text:list-item>
                  <text:list-item>
                    <text:p>En la sobreEscritura lo hace el tipo del objeto (el tipo de la actual instancia)</text:p>
                  </text:list-item>
                </text:list>
              </text:list-item>
              <text:list-item>
                <text:p>Casting.- Se puede realizar en herencia, el hijo puede cambiar al tipo del padre, pero no el padre al hijo, ya que este tiene funcionalidades que el padre no tiene.</text:p>
              </text:list-item>
              <text:list-item>
                <text:p>Interface.- Sirve para definir los metodos y atributos que tendran las clases que lo implementen, quienes estaran obligados a implementarlas para poder ser clases concretas</text:p>
              </text:list-item>
              <text:list-item>
                <text:p>Declaracion de tipos de retorno.-</text:p>
                <text:list>
                  <text:list-item>
                    <text:p>Se puede retornar null siempre que se espere cualquier objeto</text:p>
                  </text:list-item>
                  <text:list-item>
                    <text:p>Se puede retornar arreglos</text:p>
                  </text:list-item>
                  <text:list-item>
                    <text:p>Se puede retornar tambien cualquier otro tipo que pudiera convertirse implicitamente al tipo de retorno declarado. Tambien se puede aplicar casting explicito segun el caso.</text:p>
                  </text:list-item>
                  <text:list-item>
                    <text:p>Cuando se declara void no retorna nada.</text:p>
                  </text:list-item>
                </text:list>
              </text:list-item>
              <text:list-item>
                <text:p>Constructores.- </text:p>
                <text:list>
                  <text:list-item>
                    <text:p>Puden usar cualquier modificador de acceso</text:p>
                  </text:list-item>
                  <text:list-item>
                    <text:p>Tiene que tener el miosmo nombre de la clsase</text:p>
                  </text:list-item>
                  <text:list-item>
                    <text:p>No debe tener un tipo de retorno</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4" draw:layer="layout" svg:width="25.199cm" svg:height="3.506cm" svg:x="1.4cm" svg:y="0.837cm" presentation:class="title">
          <draw:text-box>
            <text:p>Capitulo 3<text:tab/></text:p>
          </draw:text-box>
        </draw:frame>
        <draw:frame presentation:style-name="pr2" draw:layer="layout" svg:width="25.199cm" svg:height="12.179cm" svg:x="1.4cm" svg:y="4.914cm" presentation:class="outline" presentation:user-transformed="true">
          <draw:text-box>
            <text:list text:style-name="L2">
              <text:list-item>
                <text:p>La pila y el monton.-</text:p>
                <text:list>
                  <text:list-item>
                    <text:p>Las variables de instancia y objetos viven en el monton</text:p>
                  </text:list-item>
                  <text:list-item>
                    <text:p>Las variables locales viven en la pila</text:p>
                  </text:list-item>
                </text:list>
              </text:list-item>
              <text:list-item>
                <text:p>Valores literales de los tipos primitivos</text:p>
                <text:list>
                  <text:list-item>
                    <text:p>Se puede utilizar “_” en un int,. Pero este no puede estar al inicio ni final: 10_000_000. Esta sintaxis se puede utilizar tambien el los tipos numericios(doubles, float...), aunque no se los puede alñadir despues del punto decimal</text:p>
                  </text:list-item>
                  <text:list-item>
                    <text:p>Binarios literales.- Deben comenzar con 0b o 0B, seguidos solo de ceros i/o unos: int binari = 0B11001001;</text:p>
                  </text:list-item>
                  <text:list-item>
                    <text:p>Literales octal.- solo son validos los numeros del 0 al 7, y siempre deben comenzar con un 0: 0101. puede tener un maximo de 21 digitos sin contar con el primer cero.</text:p>
                  </text:list-item>
                  <text:list-item>
                    <text:p>Literales hexadecimales.- Se utilizan 15 digitos, a partir del 10 se usan letras. Deben comenzar con “0x” o “0X”: 0X45AAcc2F; (no se distinguen entre mayusculas y minusculas).</text:p>
                  </text:list-item>
                  <text:list-item>
                    <text:p>Para utilizar un tipo long se debe poner l o L al final del <text:s/>numero:long a=154aaL;</text:p>
                  </text:list-item>
                  <text:list-item>
                    <text:p>Cuando se desee aisgnar una varialble de punto flotante a un tipo float se debe poner la letra “F” al final del numero: float num=14456.5465464F. De la misma forma se si se asignara esta valor a una variable de tipo double se puede poner opcionalmente la letra “d” o “D”.</text:p>
                  </text:list-item>
                  <text:list-item>
                    <text:p>Literales boolean: un boolean puede ser true o false. No se le puede asignar valores numericos, ni los valores numericos representan booleanos.</text:p>
                  </text:list-item>
                  <text:list-item>
                    <text:p>Literales char.- Son caracteres. Se peude usar la notacion unicode poniendo antes del valor “\u”: char letterN= <text:s/>'\u004e'. Tambien se le puede asignar nuemros literales teniendo en cuenta que el al tipo char tiene un tamaño maximo de 16 bits (0 al 65535). En caso de que se declare un numero mayor a este valor se debera hacer el casting implicito a char para que el compilador no se queje por perdidad e precicion.</text:p>
                  </text:list-item>
                  <text:list-item>
                    <text:p>Valores literalesd de los String.- Los String son en si objetos y no variables primitivas.</text:p>
                  </text:list-item>
                  <text:list-item>
                    <text:p>Asignaciones primitivas.- Se utiliza el operador “=”, se puede asignar un valor literal o una expresion</text:p>
                  </text:list-item>
                  <text:list-item>
                    <text:p>El resultado de cualquier expercion entre tipos iguales o más pequeños que un int, siempre es de tipo int: byte =5+6, esto devolvera error ya que el resultado de 5+6 es un int y se lo quiere poner a un tipo byte, por lo tanto es necesario hacer el casting explicito.</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4" draw:layer="layout" svg:width="25.199cm" svg:height="3.506cm" svg:x="1.4cm" svg:y="0.837cm" presentation:class="title">
          <draw:text-box>
            <text:p>Capitulo 3</text:p>
          </draw:text-box>
        </draw:frame>
        <draw:frame presentation:style-name="pr2" draw:layer="layout" svg:width="25.199cm" svg:height="12.179cm" svg:x="1.4cm" svg:y="4.914cm" presentation:class="outline" presentation:user-transformed="true">
          <draw:text-box>
            <text:list text:style-name="L2">
              <text:list-item>
                <text:list>
                  <text:list-item>
                    <text:p>Se puede declarar valores de un mismo tipo en la misma linea separado por comas, tambien se las puede instanciar y son ejecutadas de izquierda a derecha.</text:p>
                  </text:list-item>
                  <text:list-item>
                    <text:p>Casting en valores primitivos.- Puede ser implicito o explicito, es implicito cuando se intenta poner un valor pequeño en un contenedor grande, y debe ser explicito cuando el caso sea al reves.</text:p>
                  </text:list-item>
                  <text:list-item>
                    <text:p>Asignacion de variables de referencia.- Ocurre cuando se instancian objetos, primero se crea una variable del tipo de algun objeto, se asigan el objeto a este, dicho objeto es creado en el monton (heap), la variable apuntara a dicho objeto, pero no es el objeto.</text:p>
                  </text:list-item>
                  <text:list-item>
                    <text:p>Alcance de de las variables.-</text:p>
                    <text:list>
                      <text:list-item>
                        <text:p>Las variables estaticas tienen largo alcance, viven mientras la clase este cargada en el JVM.</text:p>
                      </text:list-item>
                      <text:list-item>
                        <text:p>Las variabels deisntancia son creadas cuando una clase es instanciada, y sobrevive mientras esta exista</text:p>
                      </text:list-item>
                      <text:list-item>
                        <text:p>Las variables locales viven mientras su metodo este en la pila, es decir mientras se este ejecutando.</text:p>
                      </text:list-item>
                      <text:list-item>
                        <text:p>Las variables de bloke viven mientras su bloque se este ejecutando </text:p>
                      </text:list-item>
                    </text:list>
                  </text:list-item>
                  <text:list-item>
                    <text:p>Las variables de isntancia se inicializan con su valor por defecto a menos que se les asigne un volor mediante el constructor. Es bueno poner el valor de la variable para facilitar su legibilidad.</text:p>
                  </text:list-item>
                  <text:list-item>
                    <text:p>Variables de isntancia Array.- Caundo no son explicitamente inicializados reciben el valor de null, cuando se los inicializa con un tipo, todos esos elementos tendran su valor por defecto, hasta que se les asigne valores individualmente.</text:p>
                  </text:list-item>
                  <text:list-item>
                    <text:p>Todas las variables locales deben ser inicializadas con un valor (no necesariamente en la misma linea de codigo). Estas no se inicializan con su valor por defecto con en las variables de instancia.</text:p>
                  </text:list-item>
                  <text:list-item>
                    <text:p>Asignar una variabel de referencia a otra.- En este caso, la segunda variable recibe el puntero al mismo objeto, es decir cualquier cambio en el objeto afectara a ambas variabl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8T14:08:07.044846467</meta:creation-date>
    <meta:editing-duration>PT3H59M34S</meta:editing-duration>
    <meta:editing-cycles>6</meta:editing-cycles>
    <meta:generator>LibreOffice/4.2.7.2$Linux_X86_64 LibreOffice_project/420m0$Build-2</meta:generator>
    <dc:date>2015-03-24T14:30:32.798059218</dc:date>
    <meta:document-statistic meta:object-count="37"/>
  </office:meta>
</office:document-meta>
</file>